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0cf0f4"/>
    </style:style>
    <style:style style:name="P2" style:family="paragraph" style:parent-style-name="Standard">
      <style:paragraph-properties fo:text-align="start" style:justify-single-word="false"/>
      <style:text-properties officeooo:paragraph-rsid="000cf0f4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paragraph-rsid="000cf0f4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paragraph-rsid="000cf0f4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bold" officeooo:paragraph-rsid="000cf0f4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paragraph-rsid="000cf0f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paragraph-rsid="000cf0f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paragraph-rsid="000cf0f4"/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officeooo:paragraph-rsid="000cf0f4"/>
    </style:style>
    <style:style style:name="T1" style:family="text">
      <style:text-properties officeooo:rsid="000cf0f4"/>
    </style:style>
    <style:style style:name="T2" style:family="text">
      <style:text-properties fo:font-size="12pt" style:text-underline-style="none" fo:font-weight="normal" officeooo:rsid="000cf0f4" style:font-size-asian="10.5pt" style:font-weight-asian="normal" style:font-size-complex="12pt" style:font-weight-complex="normal"/>
    </style:style>
    <style:style style:name="T3" style:family="text">
      <style:text-properties fo:color="#000000" style:font-name="Consolas1" fo:font-size="12pt" style:text-underline-style="solid" style:text-underline-width="auto" style:text-underline-color="font-color" fo:font-weight="normal" officeooo:rsid="000cf0f4" fo:background-color="#ffffff" style:font-size-asian="12pt" style:font-weight-asian="normal" style:font-size-complex="12pt" style:font-weight-complex="normal"/>
    </style:style>
    <style:style style:name="T4" style:family="text">
      <style:text-properties fo:color="#000000" style:font-name="Consolas1" fo:font-size="12pt" fo:font-weight="normal" officeooo:rsid="000cf0f4" fo:background-color="#ffffff" style:font-size-asian="12pt" style:font-weight-asian="normal" style:font-size-complex="12pt" style:font-weight-complex="normal"/>
    </style:style>
    <style:style style:name="T5" style:family="text">
      <style:text-properties style:font-name="Consolas2" style:text-underline-style="solid" style:text-underline-width="auto" style:text-underline-color="font-color" officeooo:rsid="000cf0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Cryptography – Laboratory 1</text:span></text:p>
      <text:p text:style-name="P1"><text:span text:style-name="T1">Maier Tudor Bogdan</text:span></text:p>
      <text:p text:style-name="P1"><text:span text:style-name="T1">933</text:span></text:p>
      <text:p text:style-name="P2"><text:span text:style-name="T1"/></text:p>
      <text:p text:style-name="P3"><text:span text:style-name="T1">Permutation Cypher</text:span></text:p>
      <text:p text:style-name="P4"><text:span text:style-name="T1"><text:tab/>(Java 1.7 implementation, Swing Gui)</text:span></text:p>
      <text:p text:style-name="P4"><text:span text:style-name="T1"/></text:p>
      <text:p text:style-name="P5"><text:span text:style-name="T1">Description: </text:span></text:p>
      <text:list xml:id="list1252363620158948624" text:style-name="L1">
        <text:list-item>
          <text:p text:style-name="P6"><text:span text:style-name="T1">Using two matrices we take the input string and build the first matrix with its characters.</text:span></text:p>
        </text:list-item>
        <text:list-item>
          <text:p text:style-name="P6"><text:span text:style-name="T1">Taking the key we build another matrix which contains 2 rows. First row the key, the secound row the alphabetically ordered key.</text:span></text:p>
        </text:list-item>
        <text:list-item>
          <text:p text:style-name="P6"><text:span text:style-name="T1">Using the key matrix we determin the new order of the key-length grouped characters and arrange them in the new order. </text:span></text:p>
        </text:list-item>
        <text:list-item>
          <text:p text:style-name="P6"><text:span text:style-name="T1">The same idea is applied for decryption. </text:span></text:p>
        </text:list-item>
        <text:list-item>
          <text:p text:style-name="P6"><text:span text:style-name="T1">The only difference is that the key matrix is build then swapped again, so it is populated.</text:span></text:p>
        </text:list-item>
      </text:list>
      <text:p text:style-name="P7"><text:span text:style-name="T1"/></text:p>
      <text:p text:style-name="P5"><text:span text:style-name="T1">Code explanation:</text:span></text:p>
      <text:p text:style-name="P7"><text:span text:style-name="T1"><text:tab/></text:span><text:span text:style-name="T5">private void buildMatrix(String key, String msg, boolean decrypt)</text:span></text:p>
      <text:p text:style-name="P7"><text:span text:style-name="T1"><text:tab/>Builds matrices for text and key</text:span></text:p>
      <text:p text:style-name="P5"><text:span text:style-name="T1"/></text:p>
      <text:p text:style-name="P2"><text:span text:style-name="T2"><text:tab/></text:span><text:span text:style-name="T3">private int findNewPosition(char x)</text:span></text:p>
      <text:p text:style-name="P8"><text:span text:style-name="T4"><text:tab/>having char x, the method finds is new position index </text:span></text:p>
      <text:p text:style-name="P8"><text:span text:style-name="T4"/></text:p>
      <text:p text:style-name="P8"><text:span text:style-name="T4"><text:tab/></text:span><text:span text:style-name="T3">private void setNewColumnsOrder(int old, int nou)</text:span></text:p>
      <text:p text:style-name="P8"><text:span text:style-name="T4"><text:tab/>swaps the columns from tempMatrix using the ones from plainMatrix and <text:tab/>the new indexes</text:span></text:p>
      <text:p text:style-name="P8"><text:span text:style-name="T4"/></text:p>
      <text:p text:style-name="P8"><text:span text:style-name="T4"><text:tab/></text:span><text:span text:style-name="T3">private void orderMatrix()</text:span></text:p>
      <text:p text:style-name="P8"><text:span text:style-name="T4"><text:tab/>calls findNewPosition and setNewColumnsOrder for ordering the matrix, <text:tab/>preparing it for reading encrypted or decrypted­</text:span></text:p>
      <text:p text:style-name="P8"><text:span text:style-name="T4"><text:tab/></text:span></text:p>
      <text:p text:style-name="P7"/>
      <text:p text:style-name="P7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1" svg:font-family="Consolas" style:font-family-generic="roman"/>
    <style:font-face style:name="Consolas2" svg:font-family="Consolas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3:20:47.97</meta:creation-date>
    <dc:date>2013-10-16T13:38:34.93</dc:date>
    <meta:editing-duration>PT6S</meta:editing-duration>
    <meta:editing-cycles>1</meta:editing-cycles>
    <meta:document-statistic meta:table-count="0" meta:image-count="0" meta:object-count="0" meta:page-count="1" meta:paragraph-count="21" meta:word-count="172" meta:character-count="1083" meta:non-whitespace-character-count="920"/>
    <meta:generator>LibreOffice/4.0.0.3$Windows_x86 LibreOffice_project/7545bee9c2a0782548772a21bc84a9dcc583b89</meta:generator>
  </office:meta>
</office:document-meta>
</file>